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DejaVuSans" svg:font-family="DejaVuSans" style:font-pitch="variable"/>
    <style:font-face style:name="DejaVuSans1"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5cm" svg:stroke-color="#0000ff" svg:stroke-opacity="20%" draw:stroke-linejoin="round" svg:stroke-linecap="butt" draw:fill="solid" draw:fill-color="#0000ff" draw:opacity="20%" fo:padding-top="0.017cm" fo:padding-bottom="0.017cm" fo:padding-left="0.017cm" fo:padding-right="0.017cm"/>
    </style:style>
    <style:style style:name="gr3" style:family="graphic" style:parent-style-name="standard">
      <style:graphic-properties draw:stroke="none" draw:fill="solid" draw:fill-color="#000000"/>
    </style:style>
    <style:style style:name="gr4"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5"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paragraph-properties style:writing-mode="lr-tb"/>
    </style:style>
    <style:style style:name="gr6" style:family="graphic" style:parent-style-name="standard">
      <style:graphic-properties draw:stroke="solid" svg:stroke-width="0.052cm" svg:stroke-color="#0000ff" draw:stroke-linejoin="round" svg:stroke-linecap="square" draw:fill="none" fo:padding-top="0.026cm" fo:padding-bottom="0.026cm" fo:padding-left="0.026cm" fo:padding-right="0.026cm"/>
    </style:style>
    <style:style style:name="gr7" style:family="graphic" style:parent-style-name="standard">
      <style:graphic-properties draw:stroke="dash" draw:stroke-dash="stroke-dash30" svg:stroke-width="0.052cm" svg:stroke-color="#000000" draw:stroke-linejoin="round" svg:stroke-linecap="butt" draw:fill="none" fo:padding-top="0.026cm" fo:padding-bottom="0.026cm" fo:padding-left="0.026cm" fo:padding-right="0.026cm"/>
    </style:style>
    <style:style style:name="gr8" style:family="graphic" style:parent-style-name="standard">
      <style:graphic-properties draw:stroke="solid" svg:stroke-width="0.052cm" svg:stroke-color="#000000" draw:stroke-linejoin="round" svg:stroke-linecap="butt" draw:fill="none" fo:padding-top="0.026cm" fo:padding-bottom="0.026cm" fo:padding-left="0.026cm" fo:padding-right="0.026cm"/>
    </style:style>
    <style:style style:name="gr9"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P1" style:family="paragraph">
      <loext:graphic-properties draw:fill="solid" draw:fill-color="#ffffff"/>
    </style:style>
    <style:style style:name="P2" style:family="paragraph">
      <loext:graphic-properties draw:fill="solid" draw:fill-color="#0000ff" draw:opacity="20%"/>
    </style:style>
    <style:style style:name="P3" style:family="paragraph">
      <loext:graphic-properties draw:fill="solid" draw:fill-color="#000000"/>
    </style:style>
    <style:style style:name="P4" style:family="paragraph">
      <loext:graphic-properties draw:fill="none"/>
    </style:style>
    <style:style style:name="P5" style:family="paragraph">
      <style:paragraph-properties fo:text-align="start" style:writing-mode="lr-tb"/>
    </style:style>
    <style:style style:name="P6" style:family="paragraph">
      <loext:graphic-properties draw:fill="none"/>
      <style:text-properties fo:font-size="10pt" style:font-size-asian="10pt" style:font-size-complex="10pt"/>
    </style:style>
    <style:style style:name="T1" style:family="text">
      <style:text-properties fo:color="#000000" loext:opacity="100%" style:font-name="DejaVuSans1" fo:font-size="10pt" fo:font-weight="normal" style:font-size-asian="10pt" style:font-weight-asian="normal" style:font-name-complex="DejaVuSans1" style:font-size-complex="10pt" style:font-weight-complex="normal"/>
    </style:style>
    <style:style style:name="T2" style:family="text">
      <style:text-properties fo:color="#0000ff" loext:opacity="100%" style:font-name="DejaVuSans1" fo:font-size="10pt" fo:font-weight="normal" style:font-size-asian="10pt" style:font-weight-asian="normal" style:font-name-complex="DejaVuSans1"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5.196cm" svg:height="9.205cm" svg:x="1.524cm" svg:y="0.595cm" svg:viewBox="0 0 25197 9206" draw:points="0,9206 25197,9206 25197,0 0,0">
          <text:p/>
        </draw:polygon>
        <draw:polygon draw:style-name="gr2" draw:text-style-name="P2" draw:layer="layout" svg:width="22.55cm" svg:height="8.767cm" svg:x="2.669cm" svg:y="1.033cm" svg:viewBox="0 0 22551 8768" draw:points="0,42 0,412 198,282 395,361 593,503 791,423 989,509 1187,635 1384,572 1582,609 1780,665 1978,690 2176,613 2374,703 2571,725 2769,849 2967,698 3165,875 3363,1038 3560,1000 3758,1123 3956,1272 4154,1028 4352,1382 4549,1267 4747,1215 4945,1371 5143,1498 5341,1313 5538,1782 5736,1228 5934,1607 6132,1750 6330,1451 6527,1711 6725,1869 6923,1926 7121,2054 7319,2201 7517,2327 7714,2329 7912,2369 8110,2863 8308,2776 8506,3019 8704,3392 8902,3650 9100,3239 9298,3788 9496,3868 9693,3847 9891,3710 10089,4220 10287,4491 10485,4312 10682,4076 10880,4485 11078,4623 11276,4671 11474,5037 11671,4288 11869,3889 12067,4598 12265,5298 12463,4863 12661,4925 12858,4662 13056,5960 13254,4915 13452,5144 13650,4827 13847,4916 14045,5033 14243,5013 14441,5225 14639,5286 14836,5711 15034,5155 15232,5010 15430,5889 15628,4952 15825,5865 16023,5313 16221,5340 16419,5325 16617,5781 16815,5532 17012,5559 17210,6057 17408,6583 17606,6499 17804,6938 18001,6549 18199,7024 18397,7071 18595,6645 18793,7258 18990,6329 19188,7209 19386,7276 19584,7443 19782,7134 19979,7164 20177,7771 20375,7828 20573,7910 20771,8150 20968,7856 21166,7862 21364,8185 21562,8048 21760,8109 21958,8184 22155,8433 22353,7940 22551,8768 22551,7466 22353,7387 22155,7527 21958,7170 21760,7510 21562,7043 21364,7099 21166,7168 20968,6989 20771,6983 20573,6518 20375,6821 20177,6602 19979,6231 19782,6415 19584,6286 19386,6119 19188,5801 18990,5206 18793,5369 18595,4968 18397,5312 18199,5437 18001,5150 17804,4946 17606,4665 17408,4977 17210,4367 17012,3983 16815,4284 16617,3825 16419,4367 16221,4185 16023,3780 15825,3695 15628,3715 15430,3811 15232,3595 15034,4067 14836,3507 14639,3790 14441,3628 14243,3268 14045,3268 13847,3086 13650,3623 13452,3324 13254,3444 13056,3188 12858,3248 12661,3050 12463,2925 12265,2887 12067,3158 11869,3073 11671,3071 11474,3028 11276,3174 11078,3102 10880,2918 10682,2591 10485,2983 10287,2908 10089,2755 9891,3008 9693,2460 9496,2745 9298,2499 9100,2414 8902,2733 8704,2406 8506,2094 8308,1909 8110,1760 7912,1664 7714,1628 7517,1437 7319,1097 7121,1371 6923,1210 6725,1294 6527,1345 6330,1150 6132,1065 5934,1153 5736,948 5538,1121 5341,992 5143,897 4945,1038 4747,920 4549,873 4352,790 4154,538 3956,734 3758,586 3560,638 3363,586 3165,477 2967,488 2769,472 2571,534 2374,511 2176,293 1978,262 1780,337 1582,294 1384,246 1187,288 989,87 791,79 593,0 395,61 198,12">
          <text:p/>
        </draw:polygon>
        <draw:polygon draw:style-name="gr3" draw:text-style-name="P3" draw:layer="layout" svg:width="0cm" svg:height="0.122cm" svg:x="2.669cm" svg:y="9.8cm" svg:viewBox="0 0 0 123" draw:points="0,0 0,123">
          <text:p/>
        </draw:polygon>
        <draw:line draw:style-name="gr4" draw:text-style-name="P4" draw:layer="layout" svg:x1="2.669cm" svg:y1="9.8cm" svg:x2="2.669cm" svg:y2="9.923cm">
          <text:p/>
        </draw:line>
        <draw:polygon draw:style-name="gr3" draw:text-style-name="P3" draw:layer="layout" svg:width="0cm" svg:height="0.122cm" svg:x="6.625cm" svg:y="9.8cm" svg:viewBox="0 0 0 123" draw:points="0,0 0,123">
          <text:p/>
        </draw:polygon>
        <draw:line draw:style-name="gr4" draw:text-style-name="P4" draw:layer="layout" svg:x1="6.625cm" svg:y1="9.8cm" svg:x2="6.625cm" svg:y2="9.923cm">
          <text:p/>
        </draw:line>
        <draw:frame draw:style-name="gr5" draw:text-style-name="P6" draw:layer="layout" svg:width="0.675cm" svg:height="0.412cm" svg:x="2.333cm" svg:y="9.988cm">
          <draw:text-box>
            <text:p text:style-name="P5"><text:span text:style-name="T1">579</text:span></text:p>
          </draw:text-box>
        </draw:frame>
        <draw:polygon draw:style-name="gr3" draw:text-style-name="P3" draw:layer="layout" svg:width="0cm" svg:height="0.122cm" svg:x="10.581cm" svg:y="9.8cm" svg:viewBox="0 0 0 123" draw:points="0,0 0,123">
          <text:p/>
        </draw:polygon>
        <draw:line draw:style-name="gr4" draw:text-style-name="P4" draw:layer="layout" svg:x1="10.581cm" svg:y1="9.8cm" svg:x2="10.581cm" svg:y2="9.923cm">
          <text:p/>
        </draw:line>
        <draw:frame draw:style-name="gr5" draw:text-style-name="P6" draw:layer="layout" svg:width="0.675cm" svg:height="0.412cm" svg:x="6.289cm" svg:y="9.988cm">
          <draw:text-box>
            <text:p text:style-name="P5"><text:span text:style-name="T1">479</text:span></text:p>
          </draw:text-box>
        </draw:frame>
        <draw:polygon draw:style-name="gr3" draw:text-style-name="P3" draw:layer="layout" svg:width="0cm" svg:height="0.122cm" svg:x="14.537cm" svg:y="9.8cm" svg:viewBox="0 0 0 123" draw:points="0,0 0,123">
          <text:p/>
        </draw:polygon>
        <draw:line draw:style-name="gr4" draw:text-style-name="P4" draw:layer="layout" svg:x1="14.537cm" svg:y1="9.8cm" svg:x2="14.537cm" svg:y2="9.923cm">
          <text:p/>
        </draw:line>
        <draw:frame draw:style-name="gr5" draw:text-style-name="P6" draw:layer="layout" svg:width="0.675cm" svg:height="0.412cm" svg:x="10.245cm" svg:y="9.988cm">
          <draw:text-box>
            <text:p text:style-name="P5"><text:span text:style-name="T1">379</text:span></text:p>
          </draw:text-box>
        </draw:frame>
        <draw:polygon draw:style-name="gr3" draw:text-style-name="P3" draw:layer="layout" svg:width="0cm" svg:height="0.122cm" svg:x="18.493cm" svg:y="9.8cm" svg:viewBox="0 0 0 123" draw:points="0,0 0,123">
          <text:p/>
        </draw:polygon>
        <draw:line draw:style-name="gr4" draw:text-style-name="P4" draw:layer="layout" svg:x1="18.493cm" svg:y1="9.8cm" svg:x2="18.493cm" svg:y2="9.923cm">
          <text:p/>
        </draw:line>
        <draw:frame draw:style-name="gr5" draw:text-style-name="P6" draw:layer="layout" svg:width="0.675cm" svg:height="0.412cm" svg:x="14.201cm" svg:y="9.988cm">
          <draw:text-box>
            <text:p text:style-name="P5"><text:span text:style-name="T1">279</text:span></text:p>
          </draw:text-box>
        </draw:frame>
        <draw:polygon draw:style-name="gr3" draw:text-style-name="P3" draw:layer="layout" svg:width="0cm" svg:height="0.122cm" svg:x="22.45cm" svg:y="9.8cm" svg:viewBox="0 0 0 123" draw:points="0,0 0,123">
          <text:p/>
        </draw:polygon>
        <draw:line draw:style-name="gr4" draw:text-style-name="P4" draw:layer="layout" svg:x1="22.45cm" svg:y1="9.8cm" svg:x2="22.45cm" svg:y2="9.923cm">
          <text:p/>
        </draw:line>
        <draw:frame draw:style-name="gr5" draw:text-style-name="P6" draw:layer="layout" svg:width="0.675cm" svg:height="0.412cm" svg:x="18.157cm" svg:y="9.988cm">
          <draw:text-box>
            <text:p text:style-name="P5"><text:span text:style-name="T1">179</text:span></text:p>
          </draw:text-box>
        </draw:frame>
        <draw:polygon draw:style-name="gr3" draw:text-style-name="P3" draw:layer="layout" svg:width="0cm" svg:height="0.122cm" svg:x="25.575cm" svg:y="9.8cm" svg:viewBox="0 0 0 123" draw:points="0,0 0,123">
          <text:p/>
        </draw:polygon>
        <draw:line draw:style-name="gr4" draw:text-style-name="P4" draw:layer="layout" svg:x1="25.575cm" svg:y1="9.8cm" svg:x2="25.575cm" svg:y2="9.923cm">
          <text:p/>
        </draw:line>
        <draw:frame draw:style-name="gr5" draw:text-style-name="P6" draw:layer="layout" svg:width="0.451cm" svg:height="0.412cm" svg:x="22.226cm" svg:y="9.988cm">
          <draw:text-box>
            <text:p text:style-name="P5"><text:span text:style-name="T1">79</text:span></text:p>
          </draw:text-box>
        </draw:frame>
        <draw:frame draw:style-name="gr5" draw:text-style-name="P6" draw:layer="layout" svg:width="0.352cm" svg:height="0.412cm" svg:x="25.463cm" svg:y="9.988cm">
          <draw:text-box>
            <text:p text:style-name="P5"><text:span text:style-name="T1">0</text:span></text:p>
          </draw:text-box>
        </draw:frame>
        <draw:polygon draw:style-name="gr3" draw:text-style-name="P3" draw:layer="layout" svg:width="0.123cm" svg:height="0cm" svg:x="1.4cm" svg:y="8.811cm" svg:viewBox="0 0 124 0" draw:points="124,0 0,0">
          <text:p/>
        </draw:polygon>
        <draw:line draw:style-name="gr4" draw:text-style-name="P4" draw:layer="layout" svg:x1="1.524cm" svg:y1="8.811cm" svg:x2="1.4cm" svg:y2="8.811cm">
          <text:p/>
        </draw:line>
        <draw:frame draw:style-name="gr5" draw:text-style-name="P6" draw:layer="layout" svg:width="5.332cm" svg:height="0.412cm" svg:x="11.451cm" svg:y="10.47cm">
          <draw:text-box>
            <text:p text:style-name="P5"><text:span text:style-name="T1">Number of remaining samples</text:span></text:p>
          </draw:text-box>
        </draw:frame>
        <draw:polygon draw:style-name="gr3" draw:text-style-name="P3" draw:layer="layout" svg:width="0.123cm" svg:height="0cm" svg:x="1.4cm" svg:y="7.754cm" svg:viewBox="0 0 124 0" draw:points="124,0 0,0">
          <text:p/>
        </draw:polygon>
        <draw:line draw:style-name="gr4" draw:text-style-name="P4" draw:layer="layout" svg:x1="1.524cm" svg:y1="7.754cm" svg:x2="1.4cm" svg:y2="7.754cm">
          <text:p/>
        </draw:line>
        <draw:frame draw:style-name="gr5" draw:text-style-name="P6" draw:layer="layout" svg:width="0.785cm" svg:height="0.412cm" svg:x="0.492cm" svg:y="8.618cm">
          <draw:text-box>
            <text:p text:style-name="P5"><text:span text:style-name="T1">0.50</text:span></text:p>
          </draw:text-box>
        </draw:frame>
        <draw:polygon draw:style-name="gr3" draw:text-style-name="P3" draw:layer="layout" svg:width="0.123cm" svg:height="0cm" svg:x="1.4cm" svg:y="6.697cm" svg:viewBox="0 0 124 0" draw:points="124,0 0,0">
          <text:p/>
        </draw:polygon>
        <draw:line draw:style-name="gr4" draw:text-style-name="P4" draw:layer="layout" svg:x1="1.524cm" svg:y1="6.697cm" svg:x2="1.4cm" svg:y2="6.697cm">
          <text:p/>
        </draw:line>
        <draw:frame draw:style-name="gr5" draw:text-style-name="P6" draw:layer="layout" svg:width="0.785cm" svg:height="0.412cm" svg:x="0.492cm" svg:y="7.561cm">
          <draw:text-box>
            <text:p text:style-name="P5"><text:span text:style-name="T1">0.55</text:span></text:p>
          </draw:text-box>
        </draw:frame>
        <draw:polygon draw:style-name="gr3" draw:text-style-name="P3" draw:layer="layout" svg:width="0.123cm" svg:height="0cm" svg:x="1.4cm" svg:y="5.64cm" svg:viewBox="0 0 124 0" draw:points="124,0 0,0">
          <text:p/>
        </draw:polygon>
        <draw:line draw:style-name="gr4" draw:text-style-name="P4" draw:layer="layout" svg:x1="1.524cm" svg:y1="5.64cm" svg:x2="1.4cm" svg:y2="5.64cm">
          <text:p/>
        </draw:line>
        <draw:frame draw:style-name="gr5" draw:text-style-name="P6" draw:layer="layout" svg:width="0.785cm" svg:height="0.412cm" svg:x="0.492cm" svg:y="6.504cm">
          <draw:text-box>
            <text:p text:style-name="P5"><text:span text:style-name="T1">0.60</text:span></text:p>
          </draw:text-box>
        </draw:frame>
        <draw:polygon draw:style-name="gr3" draw:text-style-name="P3" draw:layer="layout" svg:width="0.123cm" svg:height="0cm" svg:x="1.4cm" svg:y="4.583cm" svg:viewBox="0 0 124 0" draw:points="124,0 0,0">
          <text:p/>
        </draw:polygon>
        <draw:line draw:style-name="gr4" draw:text-style-name="P4" draw:layer="layout" svg:x1="1.524cm" svg:y1="4.583cm" svg:x2="1.4cm" svg:y2="4.583cm">
          <text:p/>
        </draw:line>
        <draw:frame draw:style-name="gr5" draw:text-style-name="P6" draw:layer="layout" svg:width="0.785cm" svg:height="0.412cm" svg:x="0.492cm" svg:y="5.447cm">
          <draw:text-box>
            <text:p text:style-name="P5"><text:span text:style-name="T1">0.65</text:span></text:p>
          </draw:text-box>
        </draw:frame>
        <draw:polygon draw:style-name="gr3" draw:text-style-name="P3" draw:layer="layout" svg:width="0.123cm" svg:height="0cm" svg:x="1.4cm" svg:y="3.526cm" svg:viewBox="0 0 124 0" draw:points="124,0 0,0">
          <text:p/>
        </draw:polygon>
        <draw:line draw:style-name="gr4" draw:text-style-name="P4" draw:layer="layout" svg:x1="1.524cm" svg:y1="3.526cm" svg:x2="1.4cm" svg:y2="3.526cm">
          <text:p/>
        </draw:line>
        <draw:frame draw:style-name="gr5" draw:text-style-name="P6" draw:layer="layout" svg:width="0.785cm" svg:height="0.412cm" svg:x="0.492cm" svg:y="4.39cm">
          <draw:text-box>
            <text:p text:style-name="P5"><text:span text:style-name="T1">0.70</text:span></text:p>
          </draw:text-box>
        </draw:frame>
        <draw:polygon draw:style-name="gr3" draw:text-style-name="P3" draw:layer="layout" svg:width="0.123cm" svg:height="0cm" svg:x="1.4cm" svg:y="2.469cm" svg:viewBox="0 0 124 0" draw:points="124,0 0,0">
          <text:p/>
        </draw:polygon>
        <draw:line draw:style-name="gr4" draw:text-style-name="P4" draw:layer="layout" svg:x1="1.524cm" svg:y1="2.469cm" svg:x2="1.4cm" svg:y2="2.469cm">
          <text:p/>
        </draw:line>
        <draw:frame draw:style-name="gr5" draw:text-style-name="P6" draw:layer="layout" svg:width="0.785cm" svg:height="0.412cm" svg:x="0.492cm" svg:y="3.333cm">
          <draw:text-box>
            <text:p text:style-name="P5"><text:span text:style-name="T1">0.75</text:span></text:p>
          </draw:text-box>
        </draw:frame>
        <draw:polygon draw:style-name="gr3" draw:text-style-name="P3" draw:layer="layout" svg:width="0.123cm" svg:height="0cm" svg:x="1.4cm" svg:y="1.412cm" svg:viewBox="0 0 124 0" draw:points="124,0 0,0">
          <text:p/>
        </draw:polygon>
        <draw:line draw:style-name="gr4" draw:text-style-name="P4" draw:layer="layout" svg:x1="1.524cm" svg:y1="1.412cm" svg:x2="1.4cm" svg:y2="1.412cm">
          <text:p/>
        </draw:line>
        <draw:frame draw:style-name="gr5" draw:text-style-name="P6" draw:layer="layout" svg:width="0.785cm" svg:height="0.412cm" svg:x="0.492cm" svg:y="2.276cm">
          <draw:text-box>
            <text:p text:style-name="P5"><text:span text:style-name="T1">0.80</text:span></text:p>
          </draw:text-box>
        </draw:frame>
        <draw:frame draw:style-name="gr5" draw:text-style-name="P6" draw:layer="layout" svg:width="0.785cm" svg:height="0.412cm" svg:x="0.492cm" svg:y="1.219cm">
          <draw:text-box>
            <text:p text:style-name="P5"><text:span text:style-name="T1">0.85</text:span></text:p>
          </draw:text-box>
        </draw:frame>
        <draw:polyline draw:style-name="gr6" draw:text-style-name="P4" draw:layer="layout" svg:width="22.55cm" svg:height="7.969cm" svg:x="2.669cm" svg:y="1.18cm" svg:viewBox="0 0 22551 7970" draw:points="0,80 198,0 395,64 593,104 791,104 989,151 1187,314 1384,262 1582,305 1780,354 1978,329 2176,306 2374,460 2571,482 2769,513 2967,446 3165,529 3363,665 3560,672 3758,708 3956,856 4154,636 4352,939 4549,923 4747,920 4945,1058 5143,1051 5341,1005 5538,1304 5736,941 5934,1233 6132,1261 6330,1154 6527,1381 6725,1434 6923,1421 7121,1566 7319,1502 7517,1735 7714,1832 7912,1869 8110,2165 8308,2196 8506,2409 8704,2752 8902,3045 9100,2680 9298,2997 9496,3160 9693,3007 9891,3212 10089,3341 10287,3553 10485,3501 10682,3187 10880,3555 11078,3716 11276,3776 11474,3886 11671,3533 11869,3335 12067,3732 12265,3946 12463,3748 12661,3841 12858,3808 13056,4428 13254,4033 13452,4088 13650,4078 13847,3854 14045,4004 14243,3994 14441,4280 14639,4391 14836,4462 15034,4464 15232,4156 15430,4703 15628,4186 15825,4633 16023,4399 16221,4615 16419,4699 16617,4656 16815,4761 17012,4624 17210,5065 17408,5633 17606,5435 17804,5795 18001,5702 18199,6084 18397,6045 18595,5660 18793,6167 18990,5621 19188,6358 19386,6550 19584,6718 19782,6628 19979,6551 20177,7040 20375,7177 20573,7067 20771,7420 20968,7275 21166,7368 21364,7495 21562,7398 21760,7663 21958,7530 22155,7833 22353,7517 22551,7970">
          <text:p/>
        </draw:polyline>
        <draw:line draw:style-name="gr7" draw:text-style-name="P4" draw:layer="layout" svg:x1="25.575cm" svg:y1="8.811cm" svg:x2="3.064cm" svg:y2="8.811cm">
          <text:p/>
        </draw:line>
        <draw:line draw:style-name="gr8" draw:text-style-name="P4" draw:layer="layout" svg:x1="21.065cm" svg:y1="9.8cm" svg:x2="21.065cm" svg:y2="0.595cm">
          <text:p/>
        </draw:line>
        <draw:line draw:style-name="gr8" draw:text-style-name="P4" draw:layer="layout" svg:x1="23.439cm" svg:y1="9.8cm" svg:x2="23.439cm" svg:y2="0.595cm">
          <text:p/>
        </draw:line>
        <draw:line draw:style-name="gr8" draw:text-style-name="P4" draw:layer="layout" svg:x1="21.856cm" svg:y1="9.8cm" svg:x2="21.856cm" svg:y2="0.595cm">
          <text:p/>
        </draw:line>
        <draw:line draw:style-name="gr8" draw:text-style-name="P4" draw:layer="layout" svg:x1="23.439cm" svg:y1="9.8cm" svg:x2="23.439cm" svg:y2="0.595cm">
          <text:p/>
        </draw:line>
        <draw:line draw:style-name="gr8" draw:text-style-name="P4" draw:layer="layout" svg:x1="22.845cm" svg:y1="9.8cm" svg:x2="22.845cm" svg:y2="0.595cm">
          <text:p/>
        </draw:line>
        <draw:line draw:style-name="gr8" draw:text-style-name="P4" draw:layer="layout" svg:x1="22.845cm" svg:y1="9.8cm" svg:x2="22.845cm" svg:y2="0.595cm">
          <text:p/>
        </draw:line>
        <draw:line draw:style-name="gr8" draw:text-style-name="P4" draw:layer="layout" svg:x1="21.461cm" svg:y1="9.8cm" svg:x2="21.461cm" svg:y2="0.595cm">
          <text:p/>
        </draw:line>
        <draw:line draw:style-name="gr8" draw:text-style-name="P4" draw:layer="layout" svg:x1="20.472cm" svg:y1="9.8cm" svg:x2="20.472cm" svg:y2="0.595cm">
          <text:p/>
        </draw:line>
        <draw:line draw:style-name="gr8" draw:text-style-name="P4" draw:layer="layout" svg:x1="22.845cm" svg:y1="9.8cm" svg:x2="22.845cm" svg:y2="0.595cm">
          <text:p/>
        </draw:line>
        <draw:line draw:style-name="gr8" draw:text-style-name="P4" draw:layer="layout" svg:x1="22.252cm" svg:y1="9.8cm" svg:x2="22.252cm" svg:y2="0.595cm">
          <text:p/>
        </draw:line>
        <draw:line draw:style-name="gr9" draw:text-style-name="P4" draw:layer="layout" svg:x1="1.524cm" svg:y1="9.8cm" svg:x2="1.524cm" svg:y2="0.595cm">
          <text:p/>
        </draw:line>
        <draw:line draw:style-name="gr9" draw:text-style-name="P4" draw:layer="layout" svg:x1="26.72cm" svg:y1="9.8cm" svg:x2="26.72cm" svg:y2="0.595cm">
          <text:p/>
        </draw:line>
        <draw:line draw:style-name="gr9" draw:text-style-name="P4" draw:layer="layout" svg:x1="1.524cm" svg:y1="9.8cm" svg:x2="26.72cm" svg:y2="9.8cm">
          <text:p/>
        </draw:line>
        <draw:line draw:style-name="gr9" draw:text-style-name="P4" draw:layer="layout" svg:x1="1.524cm" svg:y1="0.595cm" svg:x2="26.72cm" svg:y2="0.595cm">
          <text:p/>
        </draw:line>
        <draw:polygon draw:style-name="gr3" draw:text-style-name="P3" draw:layer="layout" svg:width="0cm" svg:height="0.123cm" svg:x="21.065cm" svg:y="0.471cm" svg:viewBox="0 0 0 124" draw:points="0,124 0,0">
          <text:p/>
        </draw:polygon>
        <draw:line draw:style-name="gr4" draw:text-style-name="P4" draw:layer="layout" svg:x1="21.065cm" svg:y1="0.595cm" svg:x2="21.065cm" svg:y2="0.471cm">
          <text:p/>
        </draw:line>
        <draw:frame draw:style-name="gr5" draw:text-style-name="P6" draw:layer="layout" svg:width="1.268cm" svg:height="0.412cm" draw:transform="rotate (1.5707963267949) translate (-0.05cm 5.832cm)">
          <draw:text-box>
            <text:p text:style-name="P5"><text:span text:style-name="T1">AUROC</text:span></text:p>
          </draw:text-box>
        </draw:frame>
        <draw:polygon draw:style-name="gr3" draw:text-style-name="P3" draw:layer="layout" svg:width="0cm" svg:height="0.123cm" svg:x="23.439cm" svg:y="0.471cm" svg:viewBox="0 0 0 124" draw:points="0,124 0,0">
          <text:p/>
        </draw:polygon>
        <draw:line draw:style-name="gr4" draw:text-style-name="P4" draw:layer="layout" svg:x1="23.439cm" svg:y1="0.595cm" svg:x2="23.439cm" svg:y2="0.471cm">
          <text:p/>
        </draw:line>
        <draw:polygon draw:style-name="gr3" draw:text-style-name="P3" draw:layer="layout" svg:width="0cm" svg:height="0.123cm" svg:x="21.856cm" svg:y="0.471cm" svg:viewBox="0 0 0 124" draw:points="0,124 0,0">
          <text:p/>
        </draw:polygon>
        <draw:line draw:style-name="gr4" draw:text-style-name="P4" draw:layer="layout" svg:x1="21.856cm" svg:y1="0.595cm" svg:x2="21.856cm" svg:y2="0.471cm">
          <text:p/>
        </draw:line>
        <draw:frame draw:style-name="gr5" draw:text-style-name="P6" draw:layer="layout" svg:width="0.451cm" svg:height="0.412cm" svg:x="23.215cm" svg:y="-0.052cm">
          <draw:text-box>
            <text:p text:style-name="P5"><text:span text:style-name="T2">54</text:span></text:p>
          </draw:text-box>
        </draw:frame>
        <draw:polygon draw:style-name="gr3" draw:text-style-name="P3" draw:layer="layout" svg:width="0cm" svg:height="0.123cm" svg:x="23.439cm" svg:y="0.471cm" svg:viewBox="0 0 0 124" draw:points="0,124 0,0">
          <text:p/>
        </draw:polygon>
        <draw:line draw:style-name="gr4" draw:text-style-name="P4" draw:layer="layout" svg:x1="23.439cm" svg:y1="0.595cm" svg:x2="23.439cm" svg:y2="0.471cm">
          <text:p/>
        </draw:line>
        <draw:frame draw:style-name="gr5" draw:text-style-name="P6" draw:layer="layout" svg:width="0.451cm" svg:height="0.412cm" svg:x="21.632cm" svg:y="-0.052cm">
          <draw:text-box>
            <text:p text:style-name="P5"><text:span text:style-name="T2">94</text:span></text:p>
          </draw:text-box>
        </draw:frame>
        <draw:polygon draw:style-name="gr3" draw:text-style-name="P3" draw:layer="layout" svg:width="0cm" svg:height="0.123cm" svg:x="22.845cm" svg:y="0.471cm" svg:viewBox="0 0 0 124" draw:points="0,124 0,0">
          <text:p/>
        </draw:polygon>
        <draw:line draw:style-name="gr4" draw:text-style-name="P4" draw:layer="layout" svg:x1="22.845cm" svg:y1="0.595cm" svg:x2="22.845cm" svg:y2="0.471cm">
          <text:p/>
        </draw:line>
        <draw:frame draw:style-name="gr5" draw:text-style-name="P6" draw:layer="layout" svg:width="0.451cm" svg:height="0.412cm" svg:x="23.215cm" svg:y="-0.052cm">
          <draw:text-box>
            <text:p text:style-name="P5"><text:span text:style-name="T2">54</text:span></text:p>
          </draw:text-box>
        </draw:frame>
        <draw:polygon draw:style-name="gr3" draw:text-style-name="P3" draw:layer="layout" svg:width="0cm" svg:height="0.123cm" svg:x="22.845cm" svg:y="0.471cm" svg:viewBox="0 0 0 124" draw:points="0,124 0,0">
          <text:p/>
        </draw:polygon>
        <draw:line draw:style-name="gr4" draw:text-style-name="P4" draw:layer="layout" svg:x1="22.845cm" svg:y1="0.595cm" svg:x2="22.845cm" svg:y2="0.471cm">
          <text:p/>
        </draw:line>
        <draw:frame draw:style-name="gr5" draw:text-style-name="P6" draw:layer="layout" svg:width="0.451cm" svg:height="0.412cm" svg:x="22.621cm" svg:y="-0.052cm">
          <draw:text-box>
            <text:p text:style-name="P5"><text:span text:style-name="T2">69</text:span></text:p>
          </draw:text-box>
        </draw:frame>
        <draw:polygon draw:style-name="gr3" draw:text-style-name="P3" draw:layer="layout" svg:width="0cm" svg:height="0.123cm" svg:x="21.461cm" svg:y="0.471cm" svg:viewBox="0 0 0 124" draw:points="0,124 0,0">
          <text:p/>
        </draw:polygon>
        <draw:line draw:style-name="gr4" draw:text-style-name="P4" draw:layer="layout" svg:x1="21.461cm" svg:y1="0.595cm" svg:x2="21.461cm" svg:y2="0.471cm">
          <text:p/>
        </draw:line>
        <draw:frame draw:style-name="gr5" draw:text-style-name="P6" draw:layer="layout" svg:width="0.451cm" svg:height="0.412cm" svg:x="22.621cm" svg:y="-0.052cm">
          <draw:text-box>
            <text:p text:style-name="P5"><text:span text:style-name="T2">69</text:span></text:p>
          </draw:text-box>
        </draw:frame>
        <draw:polygon draw:style-name="gr3" draw:text-style-name="P3" draw:layer="layout" svg:width="0cm" svg:height="0.123cm" svg:x="20.472cm" svg:y="0.471cm" svg:viewBox="0 0 0 124" draw:points="0,124 0,0">
          <text:p/>
        </draw:polygon>
        <draw:line draw:style-name="gr4" draw:text-style-name="P4" draw:layer="layout" svg:x1="20.472cm" svg:y1="0.595cm" svg:x2="20.472cm" svg:y2="0.471cm">
          <text:p/>
        </draw:line>
        <draw:polygon draw:style-name="gr3" draw:text-style-name="P3" draw:layer="layout" svg:width="0cm" svg:height="0.123cm" svg:x="22.845cm" svg:y="0.471cm" svg:viewBox="0 0 0 124" draw:points="0,124 0,0">
          <text:p/>
        </draw:polygon>
        <draw:line draw:style-name="gr4" draw:text-style-name="P4" draw:layer="layout" svg:x1="22.845cm" svg:y1="0.595cm" svg:x2="22.845cm" svg:y2="0.471cm">
          <text:p/>
        </draw:line>
        <draw:frame draw:style-name="gr5" draw:text-style-name="P6" draw:layer="layout" svg:width="0.675cm" svg:height="0.412cm" svg:x="20.136cm" svg:y="-0.052cm">
          <draw:text-box>
            <text:p text:style-name="P5"><text:span text:style-name="T2">129</text:span></text:p>
          </draw:text-box>
        </draw:frame>
        <draw:polygon draw:style-name="gr3" draw:text-style-name="P3" draw:layer="layout" svg:width="0cm" svg:height="0.123cm" svg:x="22.252cm" svg:y="0.471cm" svg:viewBox="0 0 0 124" draw:points="0,124 0,0">
          <text:p/>
        </draw:polygon>
        <draw:line draw:style-name="gr4" draw:text-style-name="P4" draw:layer="layout" svg:x1="22.252cm" svg:y1="0.595cm" svg:x2="22.252cm" svg:y2="0.471cm">
          <text:p/>
        </draw:line>
        <draw:frame draw:style-name="gr5" draw:text-style-name="P6" draw:layer="layout" svg:width="0.451cm" svg:height="0.412cm" svg:x="22.621cm" svg:y="-0.052cm">
          <draw:text-box>
            <text:p text:style-name="P5"><text:span text:style-name="T2">69</text:span></text:p>
          </draw:text-box>
        </draw:frame>
        <draw:line draw:style-name="gr9" draw:text-style-name="P4" draw:layer="layout" svg:x1="1.524cm" svg:y1="9.8cm" svg:x2="1.524cm" svg:y2="0.595cm">
          <text:p/>
        </draw:line>
        <draw:line draw:style-name="gr9" draw:text-style-name="P4" draw:layer="layout" svg:x1="26.72cm" svg:y1="9.8cm" svg:x2="26.72cm" svg:y2="0.595cm">
          <text:p/>
        </draw:line>
        <draw:line draw:style-name="gr9" draw:text-style-name="P4" draw:layer="layout" svg:x1="1.524cm" svg:y1="9.8cm" svg:x2="26.72cm" svg:y2="9.8cm">
          <text:p/>
        </draw:line>
        <draw:line draw:style-name="gr9" draw:text-style-name="P4" draw:layer="layout" svg:x1="1.524cm" svg:y1="0.595cm" svg:x2="26.72cm" svg:y2="0.595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DejaVuSans" svg:font-family="DejaVuSans" style:font-pitch="variable"/>
    <style:font-face style:name="DejaVuSans1"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30" draw:style="rect" draw:dots1="1" draw:dots1-length="0.195cm" draw:distance="0.08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6.775cm" fo:page-height="10.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2-08-19T14:00:05.472350978</dc:date>
    <meta:editing-duration>PT17S</meta:editing-duration>
    <meta:editing-cycles>1</meta:editing-cycles>
    <meta:document-statistic meta:object-count="96"/>
    <meta:generator>LibreOffice/7.3.5.2$Linux_X86_64 LibreOffice_project/30$Build-2</meta:generator>
  </office:meta>
</office:document-meta>
</file>